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1700.34" calcext:value-type="float">
            <text:p>-1700.3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npv</text:p>
          </table:table-cell>
          <table:table-cell table:style-name="ce2" table:formula="of:=[.B1]+NPV(0.035; [.B2:.B6])" office:value-type="float" office:value="12.8763093867687" calcext:value-type="float">
            <text:p>12.8763093867687</text:p>
          </table:table-cell>
          <table:table-cell table:style-name="ce2" table:formula="of:=[.C1]+NPV(0.035; [.C2:.C6])" office:value-type="float" office:value="-120.071668585238" calcext:value-type="float">
            <text:p>-120.071668585238</text:p>
          </table:table-cell>
          <table:table-cell table:style-name="ce2" table:formula="of:=[.D1]+NPV(0.035; [.D2:.D6])" office:value-type="float" office:value="2515.05237547075" calcext:value-type="float">
            <text:p>2515.05237547075</text:p>
          </table:table-cell>
        </table:table-row>
        <table:table-row table:style-name="ro1">
          <table:table-cell table:style-name="ce1" office:value-type="string" calcext:value-type="string">
            <text:p>irr</text:p>
          </table:table-cell>
          <table:table-cell table:style-name="ce2" table:formula="of:=IRR([.B1:.B6]; 0.1)" office:value-type="float" office:value="0.0793082611605286" calcext:value-type="float">
            <text:p>0.079308261160529</text:p>
          </table:table-cell>
          <table:table-cell table:style-name="ce2" table:formula="of:=IRR([.C1:.C6]; 0.1)" office:value-type="float" office:value="0.00967322920525418" calcext:value-type="float">
            <text:p>0.009673229205254</text:p>
          </table:table-cell>
          <table:table-cell table:style-name="ce2" table:formula="of:=IRR([.D1:.D6]; 0.1)" office:value-type="float" office:value="0.410414965009418" calcext:value-type="float">
            <text:p>0.410414965009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2:20:47.508978475</meta:creation-date>
    <dc:date>2021-02-05T14:39:28.412277725</dc:date>
    <meta:editing-duration>PT8M10S</meta:editing-duration>
    <meta:editing-cycles>1</meta:editing-cycles>
    <meta:document-statistic meta:table-count="1" meta:cell-count="26" meta:object-count="0"/>
    <meta:generator>LibreOffice/6.1.5.2$Linux_X86_64 LibreOffice_project/10$Build-2</meta:generator>
  </office:meta>
</office:document-meta>
</file>